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 style:list-style-name="L1">
      <style:text-properties fo:font-size="14pt" style:font-size-asian="14pt" style:font-size-complex="14pt"/>
    </style:style>
    <style:style style:name="P8" style:family="paragraph" style:parent-style-name="Text_20_body" style:list-style-name="L3">
      <style:text-properties fo:font-size="14pt" style:font-size-asian="14pt" style:font-size-complex="14pt"/>
    </style:style>
    <style:style style:name="P9" style:family="paragraph" style:parent-style-name="Text_20_body">
      <style:text-properties fo:font-size="14pt" officeooo:paragraph-rsid="00007797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0779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2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 text:start-value="2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2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 text:start-value="3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s text:c="12"/>Профессинальные и этические требования</text:p>
      <text:p text:style-name="P5"/>
      <text:p text:style-name="P4">Развитие средств вычислительной техники, коммуникаций и программных систем (Internet, телекоммуникации, распределенные системы,IPтелефония, компьютерные игры и обучающие программы) оказывает все большее воздействие на общество. Роль специалистов по программному обеспечению при этом все время возрастает. Они работают в определенном правовом и социальном окружении, находятся под действием, международных, национальных и местных законодательств.</text:p>
      <text:p text:style-name="P4"/>
      <text:p text:style-name="P4">Ясно, что программисты, как и специалисты других профессий, должны быть честными и порядочными людьми. Но вместе с тем, программисты не могут руководствоваться только моральными нормами или юридическими ограничениями, т.к. они обычно бывают связаны более тонкими профессиональными обязательствами:</text:p>
      <text:p text:style-name="P4"/>
      <text:p text:style-name="P4"><text:s text:c="4"/>Конфиденциальность – программные специалисты должны уважать конфиденциальность в отношении своих работодателей или заказчиков независимо от того, подписывалось ли ими соответствующее соглашение.</text:p>
      <text:p text:style-name="P4"/>
      <text:p text:style-name="P4"><text:s text:c="4"/>Компетентность – программный специалист не должен завышать свой истинный уровень компетентности и не должен сознательно браться за работу, которая этому уровню не соответствует.</text:p>
      <text:p text:style-name="P4"/>
      <text:p text:style-name="P4"><text:s text:c="4"/>Защита интеллектуальной собственности – специалист должен соблюдать законодательство и принципы защиты интеллектуальной собственности при использовании чужой интеллектуальной собственности. Кроме того, он должен защищать интеллектуальную собственность работодателя и клиента. Внимание: создаваемая им интеллектуальная собственность является собственностью работодателя или клиента.</text:p>
      <text:p text:style-name="P4"/>
      <text:p text:style-name="P4"><text:s text:c="4"/>Злоупотребление компьютером – программный специалист не должны злоупотреблять компьютерными ресурсами работодателя или заказчика; под злоупотреблениями мы здесь понимаем широкий спектр — от игр в компьютерные игрушки на рабочем месте до распространения вирусов и т.п. </text:p>
      <text:p text:style-name="P4"/>
      <text:p text:style-name="P5"><text:s text:c="15"/><text:span text:style-name="T1"><text:s/>Кодекс этики ieee-cs/acm</text:span></text:p>
      <text:p text:style-name="P4"/>
      <text:p text:style-name="P4">В разработке таких этических обязательств ведущую роль играют профессиональные сообщества. Такие общества, как:</text:p>
      <text:p text:style-name="P4"/>
      <text:list xml:id="list2246769058" text:style-name="L1">
        <text:list-item>
          <text:p text:style-name="P7"><text:soft-page-break/>ACM–Association for Computing Machinery - Ассоцтация по вычислительной технике, </text:p>
        </text:list-item>
        <text:list-item>
          <text:p text:style-name="P7">IEEE – Institute of Electrical and Electronic Engineers – Институт инженеров по электротехнике и электронике</text:p>
        </text:list-item>
        <text:list-item>
          <text:p text:style-name="P7">CS- British Computer Society – Британское компьютерное общество</text:p>
        </text:list-item>
      </text:list>
      <text:p text:style-name="P4"><text:s/>совместно разработали и опубликовали IEEE-CS/ACM Software Engineering CodeofEthics and Professional Practices – Кодекс этики и профессиональной практики программной инженерии..</text:p>
      <text:p text:style-name="P4"/>
      <text:p text:style-name="P4">Члены этих организация принимают обязательство следовать этому кодексу в момент вступления в организацию</text:p>
      <text:p text:style-name="P4"/>
      <text:p text:style-name="P4">Кодекс содержит восемь Принципов, связанных с поведением и решениями, принимаемыми профессиональными программистами, включая практиков, преподавателей, менеджеров и руководителей высшего звена</text:p>
      <text:p text:style-name="P4"/>
      <text:p text:style-name="P4">Кодекс распространяется также на студентов и «подмастерьев», изучающих данную профессию</text:p>
      <text:p text:style-name="P4"/>
      <text:p text:style-name="P4">Кодекс имеет краткую и полную версии</text:p>
      <text:p text:style-name="P4"/>
      <text:h text:style-name="P1" text:outline-level="2"><text:bookmark text:name="30"/>Кодекс этики - Преамбула</text:h>
      <text:p text:style-name="P6">Краткая версия кодекса </text:p>
      <text:list xml:id="list94605390" text:style-name="L3">
        <text:list-item>
          <text:list>
            <text:list-item>
              <text:p text:style-name="P8">суммирует стремления кодекса на высоком уровне абстракции.</text:p>
            </text:list-item>
            <text:list-item>
              <text:p text:style-name="P8">полная версия показывает как эти стремления отражаются на деятельности профессиональных программистов.</text:p>
            </text:list-item>
            <text:list-item>
              <text:p text:style-name="P8">без высших принципов детали кодекса станут казуистическими и нудными; </text:p>
            </text:list-item>
            <text:list-item>
              <text:p text:style-name="P8">без деталей стремления останутся возвышенными, но пустыми; </text:p>
            </text:list-item>
            <text:list-item>
              <text:p text:style-name="P8">вместе же они образуют целостный кодекс. </text:p>
            </text:list-item>
          </text:list>
        </text:list-item>
      </text:list>
      <text:p text:style-name="P6">Программные инженеры должны добиваться, чтобы анализ, спецификация, проектирование, разработка, тестирование и сопровождение программного обеспечения стали полезной и уважаемой профессией. В соответствии с их приверженностью к процветанию, безопасности и благополучию общества, <text:soft-page-break/>программные инженеры будут руководствоваться следующими Восемью Принципами.</text:p>
      <text:p text:style-name="P9"/>
      <text:p text:style-name="P4"/>
      <text:p text:style-name="P5"><text:s text:c="14"/><text:span text:style-name="T1"><text:s text:c="2"/>Кодекс этики: 8 принципов</text:span></text:p>
      <text:p text:style-name="P4"/>
      <text:p text:style-name="P4">1. ОБЩЕСТВО</text:p>
      <text:p text:style-name="P4"/>
      <text:p text:style-name="P4"><text:s text:c="8"/>Программные инженеры будут действовать соответственно общественным интересам.</text:p>
      <text:p text:style-name="P4"/>
      <text:p text:style-name="P4">2. КЛИЕНТ И РАБОТОДАТЕЛЬ</text:p>
      <text:p text:style-name="P4"/>
      <text:p text:style-name="P4"><text:s text:c="8"/>Программные инженеры будут действовать в интересах клиентов и работодателя, соответственно общественным интересам. </text:p>
      <text:p text:style-name="P4"/>
      <text:p text:style-name="P4">3. ПРОДУКТ</text:p>
      <text:p text:style-name="P4"/>
      <text:p text:style-name="P4"><text:s text:c="8"/>Программные инженеры будут добиваться, чтобы произведенные ими продукты и их модификации соответствовал высочайшим профессиональным стандартам.</text:p>
      <text:p text:style-name="P4"/>
      <text:p text:style-name="P4">4. СУЖДЕНИЕ</text:p>
      <text:p text:style-name="P4"/>
      <text:p text:style-name="P4"><text:s text:c="8"/>Программные инженеры будут добиваться честности и независимости в своих профессиональных суждениях</text:p>
      <text:p text:style-name="P4"/>
      <text:p text:style-name="P4">5. МЕНЕДЖМЕНТ</text:p>
      <text:p text:style-name="P4"/>
      <text:p text:style-name="P4"><text:s text:c="8"/>Менеджеры и лидеры программных инженеров будут руководствоваться этическим подходом к руководству разработкой и сопровождением ПО, а также будут продвигать и развивать этот подход</text:p>
      <text:p text:style-name="P4"/>
      <text:p text:style-name="P4">6. ПРОФЕССИЯ</text:p>
      <text:p text:style-name="P4"/>
      <text:p text:style-name="P4"><text:s text:c="8"/>Программные инженеры будут улучшать целостность и репутацию своей профессии соответственно с интересами общества</text:p>
      <text:p text:style-name="P4"/>
      <text:p text:style-name="P4">4. КОЛЛЕГИ</text:p>
      <text:p text:style-name="P4"/>
      <text:p text:style-name="P4"><text:soft-page-break/><text:s text:c="8"/>Программные инженеры будут честными по отношению к своим коллегам и будут всячески их поддерживать</text:p>
      <text:p text:style-name="P4"/>
      <text:p text:style-name="P4">8. ЛИЧНОСТЬ</text:p>
      <text:p text:style-name="P4"/>
      <text:p text:style-name="P4"><text:s text:c="8"/>Программные инженеры в течение всей своей жизни будут учиться практике своей профессии и будут продвигать этический подход к практике своей професси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Linux_X86_64 LibreOffice_project/20$Build-2</meta:generator>
    <dc:date>2019-07-05T18:18:09.149759062</dc:date>
    <meta:editing-duration>PT8M2S</meta:editing-duration>
    <meta:editing-cycles>1</meta:editing-cycles>
    <meta:document-statistic meta:table-count="0" meta:image-count="0" meta:object-count="0" meta:page-count="4" meta:paragraph-count="42" meta:word-count="544" meta:character-count="4742" meta:non-whitespace-character-count="4108"/>
  </office:meta>
</office:document-meta>
</file>